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400000034787008AB6FE3F640.png" manifest:media-type="image/png"/>
  <manifest:file-entry manifest:full-path="Pictures/10000001000002640000003413F221A8901AC8FE.png" manifest:media-type="image/png"/>
  <manifest:file-entry manifest:full-path="Pictures/100000010000037F00000026E613E4F31E38A439.png" manifest:media-type="image/png"/>
  <manifest:file-entry manifest:full-path="Pictures/10000001000001290000002A6038000A00C57255.png" manifest:media-type="image/png"/>
  <manifest:file-entry manifest:full-path="Pictures/10000001000004B6000003054DC953621CC1416A.png" manifest:media-type="image/png"/>
  <manifest:file-entry manifest:full-path="Pictures/100000010000067B0000003FEF3D53E134681D96.png" manifest:media-type="image/png"/>
  <manifest:file-entry manifest:full-path="Pictures/10000001000002FB000000F514D09A5EB9CB53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48cm, 0cm, 0.867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14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861cm" svg:x="-3.5cm" svg:y="-7.177cm">
          <draw:image xlink:href="Pictures/10000001000002FB000000F514D09A5EB9CB534A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0.72cm" svg:x="-1.91cm" svg:y="-4.246cm">
          <draw:image xlink:href="Pictures/100000010000067B0000003FEF3D53E134681D96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12.177cm" svg:x="-6.999cm" svg:y="12.573cm">
          <draw:image xlink:href="Pictures/10000001000004B6000003054DC953621CC1416A.png" xlink:type="simple" xlink:show="embed" xlink:actuate="onLoad" draw:mime-type="image/png">
            <text:p/>
          </draw:image>
        </draw:frame>
        <draw:frame draw:style-name="gr2" draw:text-style-name="P1" draw:layer="layout" svg:width="7.857cm" svg:height="1.11cm" svg:x="3cm" svg:y="10.25cm">
          <draw:image xlink:href="Pictures/10000001000001290000002A6038000A00C57255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0.805cm" svg:x="9.978cm" svg:y="17.18cm">
          <draw:image xlink:href="Pictures/100000010000037F00000026E613E4F31E38A439.png" xlink:type="simple" xlink:show="embed" xlink:actuate="onLoad" draw:mime-type="image/png">
            <text:p/>
          </draw:image>
        </draw:frame>
        <draw:frame draw:style-name="gr3" draw:text-style-name="P1" draw:layer="layout" svg:width="6.766cm" svg:height="0.983cm" svg:x="3.293cm" svg:y="17.085cm">
          <draw:image xlink:href="Pictures/10000001000001290000002A6038000A00C57255.png" xlink:type="simple" xlink:show="embed" xlink:actuate="onLoad" draw:mime-type="image/png">
            <text:p/>
          </draw:image>
        </draw:frame>
        <draw:frame draw:style-name="gr2" draw:text-style-name="P1" draw:layer="layout" svg:width="14.922cm" svg:height="1.375cm" svg:x="7.966cm" svg:y="4.929cm">
          <draw:image xlink:href="Pictures/100000010000023400000034787008AB6FE3F640.png" xlink:type="simple" xlink:show="embed" xlink:actuate="onLoad" draw:mime-type="image/png">
            <text:p/>
          </draw:image>
        </draw:frame>
        <draw:frame draw:style-name="gr2" draw:text-style-name="P1" draw:layer="layout" svg:width="16.192cm" svg:height="1.375cm" svg:x="22.831cm" svg:y="4.929cm">
          <draw:image xlink:href="Pictures/10000001000002640000003413F221A8901AC8F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15:57:37.582580727</meta:creation-date>
    <dc:date>2023-10-12T01:12:07.872291070</dc:date>
    <meta:editing-duration>PT4H39M18S</meta:editing-duration>
    <meta:editing-cycles>1</meta:editing-cycles>
    <meta:document-statistic meta:object-count="8"/>
    <meta:generator>LibreOffice/7.3.7.2$Linux_X86_64 LibreOffice_project/30$Build-2</meta:generator>
  </office:meta>
</office:document-meta>
</file>